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fo:font-weight="normal" officeooo:rsid="00102804" officeooo:paragraph-rsid="00102804" style:font-weight-asian="normal" style:font-weight-complex="normal"/>
    </style:style>
    <style:style style:name="P2" style:family="paragraph" style:parent-style-name="Standard">
      <style:text-properties fo:language="el" fo:country="GR" fo:font-weight="normal" officeooo:rsid="00102804" officeooo:paragraph-rsid="0014cf03" style:font-weight-asian="normal" style:font-weight-complex="normal"/>
    </style:style>
    <style:style style:name="P3" style:family="paragraph" style:parent-style-name="Standard">
      <style:text-properties fo:language="el" fo:country="GR" fo:font-weight="normal" officeooo:rsid="00102804" officeooo:paragraph-rsid="002fa3d4" style:font-weight-asian="normal" style:font-weight-complex="normal"/>
    </style:style>
    <style:style style:name="P4" style:family="paragraph" style:parent-style-name="Standard">
      <style:text-properties fo:language="el" fo:country="GR" fo:font-weight="normal" officeooo:rsid="0013e3cb" officeooo:paragraph-rsid="0013e3cb" style:font-weight-asian="normal" style:font-weight-complex="normal"/>
    </style:style>
    <style:style style:name="P5" style:family="paragraph" style:parent-style-name="Standard">
      <style:text-properties fo:language="el" fo:country="GR" fo:font-weight="normal" officeooo:rsid="0012dca5" officeooo:paragraph-rsid="0013e4e6" style:font-weight-asian="normal" style:font-weight-complex="normal"/>
    </style:style>
    <style:style style:name="P6" style:family="paragraph" style:parent-style-name="Standard">
      <style:text-properties fo:language="el" fo:country="GR" fo:font-weight="normal" officeooo:rsid="0016acaa" officeooo:paragraph-rsid="0016acaa" style:font-weight-asian="normal" style:font-weight-complex="normal"/>
    </style:style>
    <style:style style:name="P7" style:family="paragraph" style:parent-style-name="Standard">
      <style:text-properties fo:language="el" fo:country="GR" fo:font-weight="normal" officeooo:rsid="0016acaa" officeooo:paragraph-rsid="001ac32e" style:font-weight-asian="normal" style:font-weight-complex="normal"/>
    </style:style>
    <style:style style:name="P8" style:family="paragraph" style:parent-style-name="Standard">
      <style:text-properties fo:language="el" fo:country="GR" fo:font-weight="normal" officeooo:rsid="0016acaa" officeooo:paragraph-rsid="001c71c2" style:font-weight-asian="normal" style:font-weight-complex="normal"/>
    </style:style>
    <style:style style:name="P9" style:family="paragraph" style:parent-style-name="Standard">
      <style:text-properties fo:language="el" fo:country="GR" fo:font-weight="normal" officeooo:rsid="001ac32e" officeooo:paragraph-rsid="001ac32e" style:font-weight-asian="normal" style:font-weight-complex="normal"/>
    </style:style>
    <style:style style:name="P10" style:family="paragraph" style:parent-style-name="Standard">
      <style:text-properties fo:language="el" fo:country="GR" fo:font-weight="normal" officeooo:rsid="00228d61" officeooo:paragraph-rsid="002dfd53" style:font-weight-asian="normal" style:font-weight-complex="normal"/>
    </style:style>
    <style:style style:name="P11" style:family="paragraph" style:parent-style-name="Standard">
      <style:text-properties fo:language="el" fo:country="GR" fo:font-weight="normal" officeooo:rsid="002710fa" officeooo:paragraph-rsid="0036abfc" style:font-weight-asian="normal" style:font-weight-complex="normal"/>
    </style:style>
    <style:style style:name="P12" style:family="paragraph" style:parent-style-name="Standard">
      <style:text-properties fo:language="el" fo:country="GR" fo:font-weight="normal" officeooo:rsid="002710fa" officeooo:paragraph-rsid="00274121" style:font-weight-asian="normal" style:font-weight-complex="normal"/>
    </style:style>
    <style:style style:name="P13" style:family="paragraph" style:parent-style-name="Standard">
      <style:text-properties fo:language="el" fo:country="GR" fo:font-weight="normal" officeooo:rsid="002fa3d4" officeooo:paragraph-rsid="002fa3d4" style:font-weight-asian="normal" style:font-weight-complex="normal"/>
    </style:style>
    <style:style style:name="P14" style:family="paragraph" style:parent-style-name="Standard">
      <style:text-properties fo:language="el" fo:country="GR" fo:font-weight="normal" officeooo:rsid="003566f1" officeooo:paragraph-rsid="00274121" style:font-weight-asian="normal" style:font-weight-complex="normal"/>
    </style:style>
    <style:style style:name="P15" style:family="paragraph" style:parent-style-name="Standard">
      <style:text-properties fo:language="el" fo:country="GR" fo:font-weight="normal" officeooo:rsid="003566f1" officeooo:paragraph-rsid="003566f1" style:font-weight-asian="normal" style:font-weight-complex="normal"/>
    </style:style>
    <style:style style:name="P16" style:family="paragraph" style:parent-style-name="Standard">
      <style:text-properties fo:language="el" fo:country="GR" fo:font-weight="normal" officeooo:rsid="003566f1" officeooo:paragraph-rsid="004109a2" style:font-weight-asian="normal" style:font-weight-complex="normal"/>
    </style:style>
    <style:style style:name="P17" style:family="paragraph" style:parent-style-name="Standard">
      <style:text-properties fo:language="el" fo:country="GR" fo:font-weight="normal" officeooo:rsid="00350465" officeooo:paragraph-rsid="00350465" style:font-weight-asian="normal" style:font-weight-complex="normal"/>
    </style:style>
    <style:style style:name="P18" style:family="paragraph" style:parent-style-name="Standard">
      <style:text-properties fo:language="el" fo:country="GR" fo:font-weight="normal" officeooo:rsid="00390646" officeooo:paragraph-rsid="00390646" style:font-weight-asian="normal" style:font-weight-complex="normal"/>
    </style:style>
    <style:style style:name="P19" style:family="paragraph" style:parent-style-name="Standard">
      <style:text-properties fo:language="el" fo:country="GR" fo:font-weight="normal" officeooo:rsid="00371ccc" officeooo:paragraph-rsid="00371ccc" style:font-weight-asian="normal" style:font-weight-complex="normal"/>
    </style:style>
    <style:style style:name="P20" style:family="paragraph" style:parent-style-name="Standard">
      <style:text-properties fo:language="el" fo:country="GR" fo:font-weight="normal" officeooo:rsid="003dabde" officeooo:paragraph-rsid="003dabde" style:font-weight-asian="normal" style:font-weight-complex="normal"/>
    </style:style>
    <style:style style:name="P21" style:family="paragraph" style:parent-style-name="Standard">
      <style:text-properties fo:language="el" fo:country="GR" fo:font-weight="normal" officeooo:rsid="003ea0b5" officeooo:paragraph-rsid="003ea0b5" style:font-weight-asian="normal" style:font-weight-complex="normal"/>
    </style:style>
    <style:style style:name="P22" style:family="paragraph" style:parent-style-name="Standard">
      <style:text-properties fo:language="el" fo:country="GR" fo:font-weight="normal" officeooo:rsid="004349f1" officeooo:paragraph-rsid="004349f1" style:font-weight-asian="normal" style:font-weight-complex="normal"/>
    </style:style>
    <style:style style:name="P23" style:family="paragraph" style:parent-style-name="Standard">
      <style:text-properties fo:language="el" fo:country="GR" fo:font-weight="normal" officeooo:rsid="004349f1" officeooo:paragraph-rsid="004590a7" style:font-weight-asian="normal" style:font-weight-complex="normal"/>
    </style:style>
    <style:style style:name="P24" style:family="paragraph" style:parent-style-name="Standard">
      <style:text-properties fo:language="el" fo:country="GR" fo:font-weight="normal" officeooo:rsid="0047f18e" officeooo:paragraph-rsid="0047f18e" style:font-weight-asian="normal" style:font-weight-complex="normal"/>
    </style:style>
    <style:style style:name="P25" style:family="paragraph" style:parent-style-name="Standard">
      <style:text-properties fo:language="el" fo:country="GR" fo:font-weight="normal" officeooo:rsid="004a3e77" officeooo:paragraph-rsid="004a3e77" style:font-weight-asian="normal" style:font-weight-complex="normal"/>
    </style:style>
    <style:style style:name="P26" style:family="paragraph" style:parent-style-name="Standard">
      <style:text-properties fo:language="el" fo:country="GR" fo:font-weight="normal" officeooo:rsid="004a3e77" officeooo:paragraph-rsid="004e38ef" style:font-weight-asian="normal" style:font-weight-complex="normal"/>
    </style:style>
    <style:style style:name="P27" style:family="paragraph" style:parent-style-name="Standard">
      <style:text-properties fo:language="el" fo:country="GR" fo:font-weight="normal" officeooo:rsid="004a3e77" officeooo:paragraph-rsid="005a4a71" style:font-weight-asian="normal" style:font-weight-complex="normal"/>
    </style:style>
    <style:style style:name="P28" style:family="paragraph" style:parent-style-name="Standard">
      <style:text-properties fo:language="el" fo:country="GR" fo:font-weight="normal" officeooo:rsid="004a3e77" officeooo:paragraph-rsid="005adf59" style:font-weight-asian="normal" style:font-weight-complex="normal"/>
    </style:style>
    <style:style style:name="P29" style:family="paragraph" style:parent-style-name="Standard">
      <style:text-properties fo:language="el" fo:country="GR" fo:font-weight="normal" officeooo:rsid="004d32d9" officeooo:paragraph-rsid="004d32d9" style:font-weight-asian="normal" style:font-weight-complex="normal"/>
    </style:style>
    <style:style style:name="P30" style:family="paragraph" style:parent-style-name="Standard">
      <style:text-properties fo:language="el" fo:country="GR" fo:font-weight="normal" officeooo:rsid="0056ed20" officeooo:paragraph-rsid="0056ed20" style:font-weight-asian="normal" style:font-weight-complex="normal"/>
    </style:style>
    <style:style style:name="P31" style:family="paragraph" style:parent-style-name="Standard">
      <style:text-properties fo:language="el" fo:country="GR" fo:font-weight="normal" officeooo:rsid="005adf59" officeooo:paragraph-rsid="005adf59" style:font-weight-asian="normal" style:font-weight-complex="normal"/>
    </style:style>
    <style:style style:name="P32" style:family="paragraph" style:parent-style-name="Standard">
      <style:text-properties fo:language="el" fo:country="GR" style:text-underline-style="solid" style:text-underline-width="auto" style:text-underline-color="font-color" fo:font-weight="normal" officeooo:rsid="003e6d80" officeooo:paragraph-rsid="003e6d80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102804" officeooo:paragraph-rsid="00102804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12dca5" officeooo:paragraph-rsid="0012dca5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12dca5" officeooo:paragraph-rsid="0013e4e6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1c71c2" officeooo:paragraph-rsid="001c71c2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2d08f5" officeooo:paragraph-rsid="002d08f5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2fa3d4" officeooo:paragraph-rsid="002fa3d4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216dea" officeooo:paragraph-rsid="001c71c2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03c7a43" officeooo:paragraph-rsid="003c7a43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04d32d9" officeooo:paragraph-rsid="004d32d9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056ed20" officeooo:paragraph-rsid="0056ed20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036abfc" officeooo:paragraph-rsid="00274121" style:font-weight-asian="normal" style:font-weight-complex="normal"/>
    </style:style>
    <style:style style:name="P44" style:family="paragraph" style:parent-style-name="Standard">
      <style:text-properties fo:font-weight="normal" officeooo:paragraph-rsid="002dfd53"/>
    </style:style>
    <style:style style:name="P45" style:family="paragraph" style:parent-style-name="Standard">
      <style:text-properties fo:language="en" fo:country="US" fo:font-weight="normal" officeooo:rsid="0036abfc" officeooo:paragraph-rsid="00274121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3e6d80" officeooo:paragraph-rsid="003e6d80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4a3e77" officeooo:paragraph-rsid="004e38ef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47f18e" officeooo:paragraph-rsid="0047f18e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49b06f" officeooo:paragraph-rsid="0049b06f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49b06f" officeooo:paragraph-rsid="0056ed20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4bf94a" officeooo:paragraph-rsid="004a3e77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4bf94a" officeooo:paragraph-rsid="005a4a71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5577d8" officeooo:paragraph-rsid="004d32d9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dca5"/>
    </style:style>
    <style:style style:name="T3" style:family="text">
      <style:text-properties fo:language="en" fo:country="US" officeooo:rsid="0018e9f9"/>
    </style:style>
    <style:style style:name="T4" style:family="text">
      <style:text-properties fo:language="en" fo:country="US" officeooo:rsid="001ac32e"/>
    </style:style>
    <style:style style:name="T5" style:family="text">
      <style:text-properties fo:language="en" fo:country="US" officeooo:rsid="001c71c2"/>
    </style:style>
    <style:style style:name="T6" style:family="text">
      <style:text-properties fo:language="en" fo:country="US" officeooo:rsid="00216dea"/>
    </style:style>
    <style:style style:name="T7" style:family="text">
      <style:text-properties fo:language="en" fo:country="US" officeooo:rsid="00240f5d"/>
    </style:style>
    <style:style style:name="T8" style:family="text">
      <style:text-properties fo:language="en" fo:country="US" officeooo:rsid="00274121"/>
    </style:style>
    <style:style style:name="T9" style:family="text">
      <style:text-properties fo:language="en" fo:country="US" officeooo:rsid="00281030"/>
    </style:style>
    <style:style style:name="T10" style:family="text">
      <style:text-properties fo:language="en" fo:country="US" officeooo:rsid="00228d61" style:font-weight-asian="normal" style:font-weight-complex="normal"/>
    </style:style>
    <style:style style:name="T11" style:family="text">
      <style:text-properties fo:language="en" fo:country="US" officeooo:rsid="002551ca" style:font-weight-asian="normal" style:font-weight-complex="normal"/>
    </style:style>
    <style:style style:name="T12" style:family="text">
      <style:text-properties fo:language="en" fo:country="US" officeooo:rsid="00216dea" style:font-weight-asian="normal" style:font-weight-complex="normal"/>
    </style:style>
    <style:style style:name="T13" style:family="text">
      <style:text-properties fo:language="en" fo:country="US" officeooo:rsid="00240f5d" style:font-weight-asian="normal" style:font-weight-complex="normal"/>
    </style:style>
    <style:style style:name="T14" style:family="text">
      <style:text-properties fo:language="en" fo:country="US" officeooo:rsid="0036abfc"/>
    </style:style>
    <style:style style:name="T15" style:family="text">
      <style:text-properties fo:language="en" fo:country="US" officeooo:rsid="003a81a8"/>
    </style:style>
    <style:style style:name="T16" style:family="text">
      <style:text-properties fo:language="en" fo:country="US" officeooo:rsid="003c7a43"/>
    </style:style>
    <style:style style:name="T17" style:family="text">
      <style:text-properties fo:language="en" fo:country="US" officeooo:rsid="0041d708"/>
    </style:style>
    <style:style style:name="T18" style:family="text">
      <style:text-properties fo:language="en" fo:country="US" officeooo:rsid="004590a7"/>
    </style:style>
    <style:style style:name="T19" style:family="text">
      <style:text-properties fo:language="en" fo:country="US" officeooo:rsid="0047780e"/>
    </style:style>
    <style:style style:name="T20" style:family="text">
      <style:text-properties fo:language="en" fo:country="US" officeooo:rsid="0047f18e"/>
    </style:style>
    <style:style style:name="T21" style:family="text">
      <style:text-properties fo:language="en" fo:country="US" officeooo:rsid="0049b06f"/>
    </style:style>
    <style:style style:name="T22" style:family="text">
      <style:text-properties fo:language="en" fo:country="US" officeooo:rsid="004bf94a"/>
    </style:style>
    <style:style style:name="T23" style:family="text">
      <style:text-properties fo:language="en" fo:country="US" officeooo:rsid="004ed4fb"/>
    </style:style>
    <style:style style:name="T24" style:family="text">
      <style:text-properties fo:language="en" fo:country="US" officeooo:rsid="004f826a"/>
    </style:style>
    <style:style style:name="T25" style:family="text">
      <style:text-properties fo:language="en" fo:country="US" officeooo:rsid="00510a6a"/>
    </style:style>
    <style:style style:name="T26" style:family="text">
      <style:text-properties fo:language="en" fo:country="US" officeooo:rsid="00513878"/>
    </style:style>
    <style:style style:name="T27" style:family="text">
      <style:text-properties fo:language="en" fo:country="US" officeooo:rsid="005307a7"/>
    </style:style>
    <style:style style:name="T28" style:family="text">
      <style:text-properties fo:language="en" fo:country="US" fo:font-weight="bold" officeooo:rsid="004590a7" style:font-weight-asian="bold" style:font-weight-complex="bold"/>
    </style:style>
    <style:style style:name="T29" style:family="text">
      <style:text-properties fo:language="en" fo:country="US" officeooo:rsid="0055083b"/>
    </style:style>
    <style:style style:name="T30" style:family="text">
      <style:text-properties fo:language="en" fo:country="US" officeooo:rsid="005577d8"/>
    </style:style>
    <style:style style:name="T31" style:family="text">
      <style:text-properties fo:language="en" fo:country="US" officeooo:rsid="0056ed20"/>
    </style:style>
    <style:style style:name="T32" style:family="text">
      <style:text-properties fo:language="en" fo:country="US" officeooo:rsid="0058235d"/>
    </style:style>
    <style:style style:name="T33" style:family="text">
      <style:text-properties fo:language="en" fo:country="US" officeooo:rsid="005873c7"/>
    </style:style>
    <style:style style:name="T34" style:family="text">
      <style:text-properties fo:language="en" fo:country="US" officeooo:rsid="005a4a71"/>
    </style:style>
    <style:style style:name="T35" style:family="text">
      <style:text-properties fo:language="en" fo:country="US" officeooo:rsid="005adf59"/>
    </style:style>
    <style:style style:name="T36" style:family="text">
      <style:text-properties fo:language="en" fo:country="US" officeooo:rsid="005f4459"/>
    </style:style>
    <style:style style:name="T37" style:family="text">
      <style:text-properties fo:language="en" fo:country="US" officeooo:rsid="00634261"/>
    </style:style>
    <style:style style:name="T38" style:family="text">
      <style:text-properties officeooo:rsid="001192c7"/>
    </style:style>
    <style:style style:name="T39" style:family="text">
      <style:text-properties officeooo:rsid="0018880d"/>
    </style:style>
    <style:style style:name="T40" style:family="text">
      <style:text-properties officeooo:rsid="0018e9f9"/>
    </style:style>
    <style:style style:name="T41" style:family="text">
      <style:text-properties officeooo:rsid="001ac32e"/>
    </style:style>
    <style:style style:name="T42" style:family="text">
      <style:text-properties officeooo:rsid="001b1800"/>
    </style:style>
    <style:style style:name="T43" style:family="text">
      <style:text-properties fo:language="el" fo:country="GR" officeooo:rsid="00228d61" style:font-weight-asian="normal" style:font-weight-complex="normal"/>
    </style:style>
    <style:style style:name="T44" style:family="text">
      <style:text-properties fo:language="el" fo:country="GR" officeooo:rsid="00241a71" style:font-weight-asian="normal" style:font-weight-complex="normal"/>
    </style:style>
    <style:style style:name="T45" style:family="text">
      <style:text-properties fo:language="el" fo:country="GR" officeooo:rsid="00240f5d" style:font-weight-asian="normal" style:font-weight-complex="normal"/>
    </style:style>
    <style:style style:name="T46" style:family="text">
      <style:text-properties fo:language="el" fo:country="GR" officeooo:rsid="002dfd53" style:font-weight-asian="normal" style:font-weight-complex="normal"/>
    </style:style>
    <style:style style:name="T47" style:family="text">
      <style:text-properties officeooo:rsid="00274121"/>
    </style:style>
    <style:style style:name="T48" style:family="text">
      <style:text-properties officeooo:rsid="00281030"/>
    </style:style>
    <style:style style:name="T49" style:family="text">
      <style:text-properties officeooo:rsid="002dfd53"/>
    </style:style>
    <style:style style:name="T50" style:family="text">
      <style:text-properties fo:font-variant="normal" fo:text-transform="none" fo:color="#000000" fo:letter-spacing="normal" fo:font-style="normal"/>
    </style:style>
    <style:style style:name="T51" style:family="text">
      <style:text-properties officeooo:rsid="002fa3d4"/>
    </style:style>
    <style:style style:name="T52" style:family="text">
      <style:text-properties officeooo:rsid="0036abfc"/>
    </style:style>
    <style:style style:name="T53" style:family="text">
      <style:text-properties officeooo:rsid="003a81a8"/>
    </style:style>
    <style:style style:name="T54" style:family="text">
      <style:text-properties officeooo:rsid="003c7a43"/>
    </style:style>
    <style:style style:name="T55" style:family="text">
      <style:text-properties officeooo:rsid="00407033"/>
    </style:style>
    <style:style style:name="T56" style:family="text">
      <style:text-properties officeooo:rsid="004109a2"/>
    </style:style>
    <style:style style:name="T57" style:family="text">
      <style:text-properties officeooo:rsid="0041d708"/>
    </style:style>
    <style:style style:name="T58" style:family="text">
      <style:text-properties officeooo:rsid="0044f0b0"/>
    </style:style>
    <style:style style:name="T59" style:family="text">
      <style:text-properties officeooo:rsid="004590a7"/>
    </style:style>
    <style:style style:name="T60" style:family="text">
      <style:text-properties officeooo:rsid="0047f18e"/>
    </style:style>
    <style:style style:name="T61" style:family="text">
      <style:text-properties officeooo:rsid="004e38ef"/>
    </style:style>
    <style:style style:name="T62" style:family="text">
      <style:text-properties officeooo:rsid="004ed4fb"/>
    </style:style>
    <style:style style:name="T63" style:family="text">
      <style:text-properties fo:font-weight="bold" officeooo:rsid="004590a7" style:font-weight-asian="bold" style:font-weight-complex="bold"/>
    </style:style>
    <style:style style:name="T64" style:family="text">
      <style:text-properties officeooo:rsid="0055083b"/>
    </style:style>
    <style:style style:name="T65" style:family="text">
      <style:text-properties officeooo:rsid="005577d8"/>
    </style:style>
    <style:style style:name="T66" style:family="text">
      <style:text-properties officeooo:rsid="0058235d"/>
    </style:style>
    <style:style style:name="T67" style:family="text">
      <style:text-properties officeooo:rsid="005a4a71"/>
    </style:style>
    <style:style style:name="T68" style:family="text">
      <style:text-properties officeooo:rsid="005adf59"/>
    </style:style>
    <style:style style:name="T69" style:family="text">
      <style:text-properties officeooo:rsid="006342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Κοιτώντας τα αντίστοιχα <text:span text:style-name="T1">tutorials </text:span>για το <text:span text:style-name="T1">D-BUS </text:span>έφτιαξα το απλό <text:span text:style-name="T1">python script intercept.py, </text:span><text:span text:style-name="T40">το οποίο λάμβανε όλα τα μηνύματα του </text:span><text:span text:style-name="T3">session </text:span><text:span text:style-name="T40">πάνω στο </text:span><text:span text:style-name="T3">dbus, </text:span><text:span text:style-name="T40">χωρίς περιορισμούς σε </text:span><text:span text:style-name="T3">interface, signal names </text:span><text:span text:style-name="T40">κτλ, αφού μου είναι άγνωστα, <text:s/></text:span>και το έτρεξα στο <text:span text:style-name="T1">sbox.</text:span></text:p>
      <text:p text:style-name="P38"/>
      <text:p text:style-name="P3">Κάποια στιγμή το πρόγραμμα έπιασε τα ακόλουθα <text:span text:style-name="T38">12 </text:span><text:span text:style-name="T1">hashes, </text:span>απ'ό,τι φαίνεται είναι οι <text:span text:style-name="T1">hashed </text:span>κωδικοί πάνω στους οποίους θα πρέπει να πειραματιστώ με το <text:span text:style-name="T1">rainbow table.</text:span></text:p>
      <text:p text:style-name="P33"/>
      <text:p text:style-name="P33">session got hash c8c1588eedf7e40f1069c03dc92955a9:a748968488c9d3468fe17c150ffd5ada577af040063236a724d304d522abf9d6</text:p>
      <text:p text:style-name="P33">session got hash 99e6a6e9c28f27c022c6944ab1bab3b7:21c9c2be188e79fb68603d8f76c821f8b26c1736fe04db659517772db6da9a78</text:p>
      <text:p text:style-name="P33">session got hash 1f055543d76fa6bf54767c372df76c74:f0088407a582dd2a5ea2a87f3eb5dfdf69d12d7965836af7151076039b6b82ec</text:p>
      <text:p text:style-name="P33">session got hash d101e8f618e4e0d9a3996ca131dedca8:2bba574a450b75db90c4b111d94dac83f2265db65a2919eba11edb0d165ce540</text:p>
      <text:p text:style-name="P33">session got hash 0d012a6c3964eadf0cb02a92eb2a1cdd:56ac639337b0870141f1cdb93cec1cb8a6e979c811b5480d31818d9e29ed16f7</text:p>
      <text:p text:style-name="P33">session got hash 4cc1320abfc8142e032631f4ec52b559:a4bc37ea6e3e62dd59049824af5ec9e647eed6b878ea1a0baf41ff6ba92a50eb</text:p>
      <text:p text:style-name="P33">session got hash ce726cc15f2936e91a6ecbfcd1ce3264:f6e395fd19313780b6b64837ade6d85a5090f3e6b3c1137c3c4b3c1c9f3850d9</text:p>
      <text:p text:style-name="P33">session got hash 629fce1722e7bb2141406510d724cb04:c1da9474dc02c8d53264e4a590c1485df0ed3564952fa0a32ce55e51d53f86b0</text:p>
      <text:p text:style-name="P33">session got hash 9b716be7c184ad82e8245393d6a81230:653df9c2391d75e7286fe6e57d74b7fe0aff1a90cd7ccd6a511fa829c59ed6d1</text:p>
      <text:p text:style-name="P33">session got hash 32b677b13c29aada4fdf74d4454123de:65fcd2a8405740337705c2cd8758e7e656bea42fef9a8e525ec31688827e6235</text:p>
      <text:p text:style-name="P33">session got hash 584e0476340ded01f60af3595cd4088b:b684dc9f4aae366c8523430c4a94a5948e12daa6741b3f1feb69d70b0fd4e3a2</text:p>
      <text:p text:style-name="P33">session got hash 648059edb8e24b1030718e6479650176:b14a2b24f9e701005a2cdd2d441aab0cd656a16494a12dc515d297ec80b04802</text:p>
      <text:p text:style-name="P33"/>
      <text:p text:style-name="P5">Φαίνεται ότι σε κάθε <text:span text:style-name="T1">signal </text:span>που έλαβε το <text:span text:style-name="T1">script </text:span>μέσω του <text:span text:style-name="T1">D-BUS </text:span>περιέχονται 2 <text:span text:style-name="T1">hashes, </text:span>χωρισμένα με το : . Το ένα είναι 32-<text:span text:style-name="T1">bit </text:span>και το άλλο <text:span text:style-name="T1">64-bit.</text:span></text:p>
      <text:p text:style-name="P35"/>
      <text:p text:style-name="P5">Ο αλγόριθμος που θα χρησιμοποιήσω για τη δημιουργία του <text:span text:style-name="T1">rainbow table </text:span>είναι ο ίδιος που χρησιμοποιείται για τα <text:span text:style-name="T1">hashes </text:span>που έπιασα, δηλαδή ο <text:span text:style-name="T1">BLAKE.</text:span></text:p>
      <text:p text:style-name="P35"><text:soft-page-break/></text:p>
      <text:p text:style-name="P2"><text:span text:style-name="T1">Έτρεξα το blake.test.py και τα hashes που εμφάνισε ήταν 64-bit, άρα απ' τα </text:span><text:span text:style-name="T2">δύο hashes κάθε signal θα διαλέξω το 64-bit για την υλοποίησή μου.</text:span></text:p>
      <text:p text:style-name="P35"/>
      <text:p text:style-name="P4">Ωστόσο αυτά τα <text:span text:style-name="T1">hashes </text:span>είναι 12 και όχι ένα, και πριν και μετα απ αυτά εμφανιζόταν στο <text:span text:style-name="T1">terminal </text:span>το <text:span text:style-name="T1">error:</text:span></text:p>
      <text:p text:style-name="P4"/>
      <text:p text:style-name="P4">Traceback (most recent call last):</text:p>
      <text:p text:style-name="P4"><text:s text:c="2"/>File "/usr/lib/python2.7/dist-packages/dbus/connection.py", line 230, in maybe_handle_message</text:p>
      <text:p text:style-name="P4"><text:s text:c="4"/>self._handler(*args, **kwargs)</text:p>
      <text:p text:style-name="P4">TypeError: msg_handler() takes exactly 1 argument (3 given)</text:p>
      <text:p text:style-name="P4"/>
      <text:p text:style-name="P6"><text:span text:style-name="T39">Ε</text:span>νώ ο <text:span text:style-name="T1">handler </text:span>είχε τη μορφή </text:p>
      <text:p text:style-name="P6"/>
      <text:p text:style-name="P6">def msg_handler(msg):</text:p>
      <text:p text:style-name="P6"><text:s text:c="8"/>print "session got hash " + msg</text:p>
      <text:p text:style-name="P6"/>
      <text:p text:style-name="P6">, δηλαδή δεχόταν ένα όρισμα, το <text:span text:style-name="T1">signal </text:span>που λάμβανε το <text:span text:style-name="T1">service </text:span>είχε 3, άρα έπρεπε να τον τροποποιήσω. <text:span text:style-name="T41">Η στατική τροποποιήση είχε παρόμοια αποτελέσματα, δηλαδή αν δοκίμαζα</text:span></text:p>
      <text:p text:style-name="P6"/>
      <text:p text:style-name="P7">def msg_handler(msg, <text:span text:style-name="T4">arg1, arg2</text:span>):</text:p>
      <text:p text:style-name="P7"><text:s text:c="8"/>print "session got hash " + msg</text:p>
      <text:p text:style-name="P7"/>
      <text:p text:style-name="P9">εμφανιζόταν ότι λάμβανα μόνο 1 <text:span text:style-name="T1">argument </text:span>αντί για <text:s/>3, οπότε <text:span text:style-name="T42">χρησιμοποίησα τη “δυναμική” μορφή κλήσης:</text:span></text:p>
      <text:p text:style-name="P9"/>
      <text:p text:style-name="P8">def msg_handler(<text:span text:style-name="T4">*</text:span><text:span text:style-name="T5">args</text:span>):</text:p>
      <text:p text:style-name="P8"><text:tab/>print "<text:span text:style-name="T5">intercepted</text:span> " </text:p>
      <text:p text:style-name="P8"><text:tab/><text:span text:style-name="T5">for arg in args:</text:span></text:p>
      <text:p text:style-name="P8"><text:span text:style-name="T5"><text:tab/><text:tab/>print arg </text:span><text:span text:style-name="T6">+ “ //////// “</text:span></text:p>
      <text:p text:style-name="P39"/>
      <text:p text:style-name="P39"/>
      <text:p text:style-name="P44"><text:span text:style-name="T43">Μ' αυτόν τον τρόπο θα μπορούσα επίσης να δω όποια άλλα </text:span><text:span text:style-name="T10">arguments </text:span><text:span text:style-name="T43">υπάρχουν και έτσι να συγκεκριμενοποιήσω τον </text:span><text:span text:style-name="T10">signal handler. </text:span><text:span text:style-name="T44">Έτσι, μ</text:span><text:span text:style-name="T43">εταξύ άλλων </text:span><text:span text:style-name="T11">signals, </text:span><text:span text:style-name="T43">έλαβα το </text:span><text:span text:style-name="T12">com.secure.PassGenService </text:span><text:span text:style-name="T45">που μοιάζει να είναι το </text:span><text:span text:style-name="T13">bus name </text:span><text:span text:style-name="T46">ή </text:span><text:span text:style-name="T50">dbus_interface</text:span></text:p>
      <text:p text:style-name="P10"><text:span text:style-name="T49">που χρησιμοποιείται για τη μεταφορά του </text:span><text:span text:style-name="T7">hash. </text:span><text:span text:style-name="T51">Δοκίμασα να κάνω:</text:span></text:p>
      <text:p text:style-name="P10"/>
      <text:p text:style-name="P13">bus.add_signal_receiver(msg_handler, dbus_interface = "com.secure.PassGenService")</text:p>
      <text:p text:style-name="P13"/>
      <text:p text:style-name="P17">αντί για το <text:span text:style-name="T51">bus.add_signal_receiver(msg_handler)</text:span></text:p>
      <text:p text:style-name="P17"/>
      <text:p text:style-name="P18">Τώρα τα μόνα <text:span text:style-name="T1">signals </text:span>που εμφανίζονταν ήταν τα <text:span text:style-name="T1">hashes, </text:span>δηλαδή αυτά που μ' ενδιέφεραν. Το πρόβλημα <text:s/>ήταν να βρω το που θα στείλω το σπασμένο κωδικό σε περίπτωση που τον έβρισκα.</text:p>
      <text:p text:style-name="P36"/>
      <text:p text:style-name="P8"><text:tab/></text:p>
      <text:p text:style-name="P9"/>
      <text:p text:style-name="P9"/>
      <text:p text:style-name="P1"/>
      <text:p text:style-name="P34"/>
      <text:p text:style-name="P34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Αποφάσισα να υλοποιήσω το <text:span text:style-name="T1">rainbow table </text:span>και την επίθεση σε <text:span text:style-name="T1">python, </text:span>έχοντας κοιτάξει παρόμοιες υλοποιήσεις και <text:span text:style-name="T1">script. </text:span>Γι' αυτό χρειαζόμουν την υλοποίηση της <text:span text:style-name="T1">BLAKE </text:span>και μια δική <text:s/>μου <text:span text:style-name="T1">reduction function. </text:span>Το <text:span text:style-name="T1">rainbow table </text:span><text:span text:style-name="T47">θα είναι </text:span><text:span text:style-name="T8">N chains, </text:span><text:span text:style-name="T47">που η καθεμία σε κάθε τμήμα της θα χρησιμοποιεί διαφορετική </text:span><text:span text:style-name="T8">reduction function, </text:span><text:span text:style-name="T47">προφανώς η καθεμία θα 'ναι παραλλαγή της αρχικής. Δηλαδη ο πρώτος κρίκος της θα είναι το </text:span><text:span text:style-name="T8">starting_point, o </text:span><text:span text:style-name="T47">επόμενος θα προκύψει από την </text:span><text:span text:style-name="T8">R1 kai blake_hash, <text:s/>o </text:span><text:span text:style-name="T47">επόμενος από την </text:span><text:span text:style-name="T8">R</text:span><text:span text:style-name="T47">2</text:span><text:span text:style-name="T8"> kai blake_hash, </text:span><text:span text:style-name="T47">μέχρι τον τελευταίο που θα είναι το </text:span><text:span text:style-name="T8">blake_hash </text:span><text:span text:style-name="T47">του </text:span><text:span text:style-name="T8">password </text:span><text:span text:style-name="T47">που έχει προκύψει απ την</text:span><text:span text:style-name="T8"> Rk function. </text:span><text:span text:style-name="T48">Κάθε αλυσίδα θα αρχίζει με διαφορετικό </text:span><text:span text:style-name="T9">password, </text:span><text:span text:style-name="T48">που θα προκύπτει τυχαία απ' τους χαρακτήρες που χρησιμοποιούνται και θα έχει μήκος 6 χαρακτήρων. </text:span></text:p>
      <text:p text:style-name="P11"/>
      <text:p text:style-name="P11"><text:span text:style-name="T48">Το </text:span><text:span text:style-name="T14">hash </text:span><text:span text:style-name="T52">που περνάται για αναζήτηση στο </text:span><text:span text:style-name="T14">rainbow table </text:span><text:span text:style-name="T52">ακολουθεί τη διαδικασία:</text:span></text:p>
      <text:p text:style-name="P12"><text:span text:style-name="T52">Ελέγχεται αν το </text:span><text:span text:style-name="T14">hash </text:span><text:span text:style-name="T52">είναι κάποιο απ' τα </text:span><text:span text:style-name="T14">endpoints </text:span><text:span text:style-name="T52">του </text:span><text:span text:style-name="T14">rainbow table, </text:span><text:span text:style-name="T52">αν είναι το </text:span><text:span text:style-name="T14">password </text:span><text:span text:style-name="T52">βρέθηκε. Αλλιώς, γίνεται </text:span><text:span text:style-name="T14">reduced </text:span><text:span text:style-name="T52">πίσω στους πιθανούς κωδικούς, με τα επιτρεπτά ψηφία και μήκος 6, και ξανα-</text:span><text:span text:style-name="T14">hash</text:span><text:span text:style-name="T52">άρεται, για να ελεγχθεί ξανά αν το νέο </text:span><text:span text:style-name="T14">hash </text:span><text:span text:style-name="T52">είναι ένα απ τα </text:span><text:span text:style-name="T14">endpoints </text:span><text:span text:style-name="T52">του </text:span><text:span text:style-name="T14">rainbow table. </text:span><text:span text:style-name="T52">Το ίδιο επαναλαμβάνεται μέχρι να βρεθεί το </text:span><text:span text:style-name="T14">hash, </text:span><text:span text:style-name="T52">και η διαδικασία σε κάθε βήμα της χρησιμοποιεί το αμέσως “προηγούμενο” <text:s/></text:span><text:span text:style-name="T14">reduction function. </text:span><text:span text:style-name="T52">Δηλαδή ξεκινάει με το </text:span><text:span text:style-name="T14">Rk, </text:span><text:span text:style-name="T52">και περνάει απ τα </text:span><text:span text:style-name="T14">Rk-1, Rk-2, … </text:span><text:span text:style-name="T52">μέχρι το </text:span><text:span text:style-name="T14">R0, </text:span><text:span text:style-name="T52">οπότε και το </text:span><text:span text:style-name="T14">password </text:span><text:span text:style-name="T52">τελικά δε βρέθηκε. Αν όμως το </text:span><text:span text:style-name="T14">hash </text:span><text:span text:style-name="T52">βρεθεί σε κάποιο απ' τα βήματα, παίρνω το </text:span><text:span text:style-name="T14">starting_point </text:span><text:span text:style-name="T52">που αντιστοιχεί στο </text:span><text:span text:style-name="T14">hash-end_point, </text:span><text:span text:style-name="T52">και ανακατασκευάζω την αλυσίδα με κλήσεις </text:span><text:span text:style-name="T14">hash-R1-hash-R2-…, </text:span><text:span text:style-name="T52">μέχρι να συναντήσω και πάλι το </text:span><text:span text:style-name="T14">hash, </text:span><text:span text:style-name="T52">οπότε ο ζητούμενος κωδικός θα'ναι αυτός που προηγείται του </text:span><text:span text:style-name="T14">hash.</text:span></text:p>
      <text:p text:style-name="P43"/>
      <text:p text:style-name="P32"><text:span text:style-name="T14">R</text:span><text:span text:style-name="T1">eduction Function</text:span></text:p>
      <text:p text:style-name="P46"/>
      <text:p text:style-name="P21">Ιδανικά το αποτέλεσμα της <text:span text:style-name="T1">reduction function, </text:span>δηλαδή η συμβολοσειρά που θα ανήκει στο πεδίο τιμών των πιθανών κωδικών (6 χαρακτήρες απ' τους συγκεκριμένους δοσμένους), θα πρέπει να εξαρτάται απ' όλα τα ψηφία του <text:span text:style-name="T1">hash. </text:span><text:span text:style-name="T55">Η διαδικασία που ακολούθησα για να φτάσω μέχρι αυτήν την κατάσταση, εως κάποιο βαθμό, ήταν:</text:span></text:p>
      <text:p text:style-name="P21"/>
      <text:p text:style-name="P16">Ο αριθμός των <text:span text:style-name="T56">πιθανών </text:span>χαρακτήρων που μπορεί να περιέχει <text:span text:style-name="T56">το κάθε ψηφίο</text:span> <text:span text:style-name="T56">του </text:span>ζητούμενο<text:span text:style-name="T56">υ</text:span> κωδικ<text:span text:style-name="T56">ού</text:span> 64 συνολικά <text:span text:style-name="T56">(64^6 πιθανοί κωδικοί). Έστω ότι το </text:span><text:span text:style-name="T17">hash </text:span><text:span text:style-name="T57">που παράγει η </text:span><text:span text:style-name="T17">BLAKE </text:span><text:span text:style-name="T57">είναι 64</text:span><text:span text:style-name="T17"> bit (</text:span><text:span text:style-name="T57">η ίδια διαδικασία θα ισχύει και για τα 32 </text:span><text:span text:style-name="T17">bit </text:span><text:span text:style-name="T57">αναλογικά). Δημιουργώ έναν πίνακα (όνομα </text:span><text:span text:style-name="T19">aux) </text:span><text:span text:style-name="T57">από </text:span><text:span text:style-name="T17">structs, </text:span><text:span text:style-name="T57">το οποίο αντιστοιχεί κάθε ένα απ' τα πιθανά σύμβολα με ένα αριθμό απ' το 0 έως το 63 (64 σύμβολα).</text:span></text:p>
      <text:p text:style-name="P22">Πχ <text:span text:style-name="T1">a : 0, b : 1, … ! : 62, @ : 63</text:span></text:p>
      <text:p text:style-name="P23">Έστω <text:span text:style-name="T1">p </text:span>η συμβολοσειρά που παράγει η <text:span text:style-name="T1">R(reduction) function </text:span>και <text:span text:style-name="T1">h </text:span>το <text:span text:style-name="T1">hash </text:span><text:span text:style-name="T58">που παίρνει ως όρισμα και </text:span><text:span text:style-name="T18">p</text:span><text:span text:style-name="T22">[</text:span><text:span text:style-name="T18">0</text:span><text:span text:style-name="T22">]</text:span><text:span text:style-name="T18">, p</text:span><text:span text:style-name="T22">[</text:span><text:span text:style-name="T18">1</text:span><text:span text:style-name="T22">]</text:span><text:span text:style-name="T18">, … , p</text:span><text:span text:style-name="T22">[</text:span><text:span text:style-name="T18">5</text:span><text:span text:style-name="T22">]</text:span><text:span text:style-name="T18"> <text:s/>, <text:s/>h</text:span><text:span text:style-name="T22">[</text:span><text:span text:style-name="T18">0</text:span><text:span text:style-name="T22">]</text:span><text:span text:style-name="T18">, h</text:span><text:span text:style-name="T22">[</text:span><text:span text:style-name="T18">1</text:span><text:span text:style-name="T22">]</text:span><text:span text:style-name="T18">, …, h</text:span><text:span text:style-name="T22">[</text:span><text:span text:style-name="T18">63</text:span><text:span text:style-name="T22">]</text:span><text:span text:style-name="T18"> </text:span><text:span text:style-name="T59">οι χαρακτήρες τους αντίστοιχα.</text:span></text:p>
      <text:p text:style-name="P23"><text:span text:style-name="T59">Πρώτη ιδέα ήταν να κάνω </text:span><text:span text:style-name="T18">generate </text:span><text:span text:style-name="T59">ένα </text:span><text:span text:style-name="T18">random p </text:span><text:span text:style-name="T59">για αρχή και ύστερα να αθροίζω όλα τα ψηφία του </text:span><text:span text:style-name="T18">h </text:span><text:span text:style-name="T28">(</text:span><text:span text:style-name="T63">ουσιαστικά τους </text:span><text:span text:style-name="T28">ASCII </text:span><text:span text:style-name="T63">κωδικούς τους)</text:span><text:span text:style-name="T59"> και το άθροισμα να το διαιρώ με κάθε </text:span><text:span text:style-name="T18">p</text:span><text:span text:style-name="T22">[</text:span><text:span text:style-name="T18">i</text:span><text:span text:style-name="T22">]</text:span><text:span text:style-name="T18">, i=0, .., 5. </text:span><text:span text:style-name="T59">Τον αριθμό που προέκυπτε θα τον έκανα %</text:span><text:span text:style-name="T18">64 </text:span><text:span text:style-name="T59">και ανάλογα με το αποτέλεσμα, το </text:span><text:span text:style-name="T18">pi </text:span><text:span text:style-name="T59">θα έπαιρνε το σύμβολο που αντιστοιχεί σ'αυτόν με βάση τον πίνακα </text:span><text:span text:style-name="T18">aux </text:span><text:span text:style-name="T59">που έφτιαξα. Προφανώς αν το έκανα έτσι θα προέκυπτε ένα </text:span><text:span text:style-name="T20">p </text:span><text:span text:style-name="T60">με χαρακτήρες που μεταξύ τους θα είχαν την ίδια “αντιστοιχία” που θα είχε και το </text:span><text:span text:style-name="T20">random string </text:span><text:span text:style-name="T60">που έκανα </text:span><text:span text:style-name="T20">generate, </text:span><text:span text:style-name="T60">οι επόμενες πράξεις δεν άλλαζαν κάτι επι της ουσίας στη </text:span><text:soft-page-break/><text:span text:style-name="T60">διαδικασία παραγωγής του </text:span><text:span text:style-name="T20">string</text:span><text:span text:style-name="T64">(σχεδόν ίδιο με </text:span><text:span text:style-name="T29">brute force)</text:span><text:span text:style-name="T64">, εκτός του ότι οι νέοι χαρακτήρες θα ανήκαν στους επιτρεπτούς:</text:span></text:p>
      <text:p text:style-name="P23"/>
      <text:p text:style-name="P26"><text:span text:style-name="T1">(</text:span>ψευδοκώδικας <text:span text:style-name="T61">με λίγη </text:span><text:span text:style-name="T1">python)</text:span></text:p>
      <text:p text:style-name="P47"/>
      <text:p text:style-name="P41">p = rand(possible characters, length 6)</text:p>
      <text:p text:style-name="P41">for i in range(0, 64)</text:p>
      <text:p text:style-name="P41"><text:tab/>sum += h[i]</text:p>
      <text:p text:style-name="P41">p[i] = (sum / p[i]) % 64</text:p>
      <text:p text:style-name="P23"/>
      <text:p text:style-name="P24">Μια βελτίωση αυτού ήταν να χωρίσω το <text:span text:style-name="T1">h </text:span>σε 6 <text:span text:style-name="T1">groups, </text:span>αντιστοιχώντας ένα σε κάθε ψηφίο του ζητούμενου <text:span text:style-name="T1">p </text:span><text:span text:style-name="T62">(για 64 </text:span><text:span text:style-name="T23">bit </text:span><text:span text:style-name="T62">έχω 64 = 5 * 12 + 4)</text:span><text:span text:style-name="T1">. </text:span>Η διαδικασία που ακολούθησα ήταν ίδια με πριν, αυτη τη φορά όμως υπολόγιζα το άθροισμα του κάθε <text:span text:style-name="T1">group.</text:span></text:p>
      <text:p text:style-name="P48"/>
      <text:p text:style-name="P42"><text:span text:style-name="T66">g</text:span>n = 6 #number of groups</text:p>
      <text:p text:style-name="P24"><text:span text:style-name="T1">For </text:span><text:span text:style-name="T31">j in range(0, gn) </text:span><text:span text:style-name="T24">#for </text:span><text:span text:style-name="T26">each</text:span><text:span text:style-name="T24"> group in the hash</text:span></text:p>
      <text:p text:style-name="P24"><text:span text:style-name="T1"><text:tab/>group_sum</text:span><text:span text:style-name="T32">[j]</text:span><text:span text:style-name="T1"> = 0</text:span></text:p>
      <text:p text:style-name="P24"><text:span text:style-name="T1"><text:tab/>for h</text:span><text:span text:style-name="T22">[</text:span><text:span text:style-name="T1">i</text:span><text:span text:style-name="T22">]</text:span><text:span text:style-name="T1"> in g</text:span><text:span text:style-name="T32">[j]</text:span><text:span text:style-name="T1">: </text:span><text:span text:style-name="T25">#for </text:span><text:span text:style-name="T27">each</text:span><text:span text:style-name="T25"> hash character in this group</text:span></text:p>
      <text:p text:style-name="P24"><text:span text:style-name="T1"><text:tab/><text:tab/>group_sum += </text:span><text:span text:style-name="T22">h[i]</text:span></text:p>
      <text:p text:style-name="P24"><text:span text:style-name="T1"><text:tab/></text:span><text:span text:style-name="T21">end</text:span></text:p>
      <text:p text:style-name="P49">end</text:p>
      <text:p text:style-name="P25"><text:span text:style-name="T1">for </text:span><text:span text:style-name="T33">j</text:span><text:span text:style-name="T1"> in range(0, 6):</text:span></text:p>
      <text:p text:style-name="P25"><text:span text:style-name="T1"><text:tab/></text:span><text:span text:style-name="T22">p[i] = group_sum</text:span><text:span text:style-name="T33">[j]</text:span><text:span text:style-name="T22">%64</text:span></text:p>
      <text:p text:style-name="P51"/>
      <text:p text:style-name="P29">Αυτή τη φορά το <text:span text:style-name="T1">randomization </text:span>είναι λίγο μεγαλύτερο, <text:span text:style-name="T64">με τον κάθε χαρακτήρα να διαφοροποιείται απ τους υπόλοιπους ανάλογα με το άθροισμα της ομάδας χαρακτήρων του </text:span><text:span text:style-name="T30">hash </text:span><text:span text:style-name="T65">που του αντιστοιχούν. Πάλι όμως πρόκειται για πολύ μικρό </text:span><text:span text:style-name="T30">randomization </text:span><text:span text:style-name="T65">αφού το κάθε ψηφίο του </text:span><text:span text:style-name="T30">group </text:span><text:span text:style-name="T65">δεν κάνει μεμονωμένα κάποια διαφορά, περά απ τη συμμετοχή του στο άθροισμα (πχ αντιμεταθέτοντας 2 ψηφία σ' ένα </text:span><text:span text:style-name="T30">group </text:span><text:span text:style-name="T65">το </text:span><text:span text:style-name="T30">p </text:span><text:span text:style-name="T65">παραμένει το ίδιο</text:span><text:span text:style-name="T30">).</text:span></text:p>
      <text:p text:style-name="P53"/>
      <text:p text:style-name="P30">Για να αλλάξει αυτό, προσθέτω και την πράξη <text:span text:style-name="T1">XOR </text:span>μεταξύ του <text:span text:style-name="T1">group_sum</text:span>[ι]<text:span text:style-name="T1"> </text:span>και του αντίστοι<text:span text:style-name="T67">χου </text:span><text:span text:style-name="T34">group, </text:span><text:span text:style-name="T67">δηλαδή στο τέλος</text:span><text:span text:style-name="T34">:</text:span></text:p>
      <text:p text:style-name="P50"/>
      <text:p text:style-name="P27"><text:span text:style-name="T1">for </text:span><text:span text:style-name="T33">j</text:span><text:span text:style-name="T1"> in range(0, 6):</text:span></text:p>
      <text:p text:style-name="P27"><text:span text:style-name="T34"><text:tab/></text:span><text:span text:style-name="T22">p[i] = </text:span><text:span text:style-name="T67">(</text:span><text:span text:style-name="T22">group_sum</text:span><text:span text:style-name="T33">[j] </text:span><text:span text:style-name="T34">XOR g[j]) </text:span><text:span text:style-name="T22">% 64 ******************</text:span></text:p>
      <text:p text:style-name="P52"/>
      <text:p text:style-name="P31">Άρα έχει επιτευχθεί τουλάχιστον μια <text:span text:style-name="T1">R </text:span>που εξαρτάται απ' το κάθε ψηφίο του <text:span text:style-name="T1">hash, </text:span>ανεξάρτητα απ' το πόσο ισχυρή είναι πραγματικά. Για να φτιάξω πολλές <text:span text:style-name="T1">reduction functions </text:span>βασισμένες σ' αυτήν, που θα παράγουν λίγο διαφορετικά αποτελέσματα ανάλογα με κάποια παράμετρο <text:span text:style-name="T1">(R1, R2, … ,Rk), </text:span>για μείωση των <text:span text:style-name="T1">collissions, </text:span>θα περνάω μία επιπλέον παράμετρο <text:span text:style-name="T1">k, </text:span>που θα χρησιμοποιείται και πάλι μόνο στο τέλος, <text:span text:style-name="T69">σε πρόσθεση και σε </text:span><text:span text:style-name="T37">XOR, </text:span><text:span text:style-name="T69">για να έχει μεγαλύτερο αντίκτυπο.</text:span></text:p>
      <text:p text:style-name="P31"/>
      <text:p text:style-name="P28"><text:span text:style-name="T1">for </text:span><text:span text:style-name="T33">j</text:span><text:span text:style-name="T1"> in range(0, 6):</text:span></text:p>
      <text:p text:style-name="P28"><text:span text:style-name="T34"><text:tab/></text:span><text:span text:style-name="T22">p[i] = </text:span><text:span text:style-name="T67">((</text:span><text:span text:style-name="T22">group_sum</text:span><text:span text:style-name="T33">[j] </text:span><text:span text:style-name="T34">XOR g[j] </text:span><text:span text:style-name="T36">XOR k</text:span><text:span text:style-name="T68">) + </text:span><text:span text:style-name="T35">k</text:span><text:span text:style-name="T34">) </text:span><text:span text:style-name="T22">% 64</text:span></text:p>
      <text:p text:style-name="P21"/>
      <text:p text:style-name="P43"><text:s text:c="2"/>-----------------------</text:p>
      <text:p text:style-name="P43"/>
      <text:p text:style-name="P43"/>
      <text:p text:style-name="P19">Αντί να χρησιμοποιήσω την υλοποίηση της <text:span text:style-name="T1">blake </text:span>σε <text:span text:style-name="T1">python, </text:span>αποφάσισα να χρησιμοποιήσω τη <text:span text:style-name="T1">C </text:span><text:soft-page-break/>έκδοσή της, καθώς όπως λέει έχει περίπου 40πλάσια ταχύτητα. Το πρόβλημα ήταν να μπορέσω να <text:span text:style-name="T53">κάνω </text:span><text:span text:style-name="T15">import</text:span> <text:span text:style-name="T53">το </text:span><text:span text:style-name="T15">blake_wrapper.py. </text:span><text:span text:style-name="T53">Αν και ακολουθούσα τη διαδικασία για να φτιάξω το </text:span><text:span text:style-name="T15">library, </text:span><text:span text:style-name="T54">στην εκτέλεσή του το </text:span><text:span text:style-name="T16">python script </text:span><text:span text:style-name="T54">(</text:span><text:span text:style-name="T16">rainbow.py) </text:span><text:span text:style-name="T54">που το έκανε </text:span><text:span text:style-name="T16">import </text:span><text:span text:style-name="T54">εμφάνιζε:</text:span></text:p>
      <text:p text:style-name="P40">Windows Error [Error 193] %1 is not a valid windows application</text:p>
      <text:p text:style-name="P40"/>
      <text:p text:style-name="P20">Δεν έβγαλα άκρη με <text:span text:style-name="T1">python, </text:span>το <text:span text:style-name="T1">error </text:span>δε φτιαχνόταν, και η <text:span text:style-name="T1">C </text:span>θα 'ταν έτσι κι αλλιώς γρηγορότερα, θα μπορούσα να χρησιμοποιήσω και <text:span text:style-name="T1">threads </text:span>για το <text:span text:style-name="T1">rainbow table, </text:span>οπότε μετέφερα όλο τον κώδικα σε <text:span text:style-name="T1">C. </text:span>Το πρόβλημα να κάνω <text:span text:style-name="T1">link </text:span>το <text:span text:style-name="T1">library </text:span>για το <text:span text:style-name="T1">blake_wrapper.py </text:span>βέβαια παρέμενε.</text:p>
      <text:p text:style-name="P14"/>
      <text:p text:style-name="P15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3T02:14:48.590000000</dc:date>
    <meta:editing-duration>PT16H24M8S</meta:editing-duration>
    <meta:editing-cycles>80</meta:editing-cycles>
    <meta:generator>LibreOffice/5.1.3.2$Windows_x86 LibreOffice_project/644e4637d1d8544fd9f56425bd6cec110e49301b</meta:generator>
    <meta:document-statistic meta:table-count="0" meta:image-count="0" meta:object-count="0" meta:page-count="5" meta:paragraph-count="74" meta:word-count="1372" meta:character-count="9317" meta:non-whitespace-character-count="7969"/>
  </office:meta>
</office:document-meta>
</file>